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f0c" officeooo:paragraph-rsid="00071f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ерез зміну теми курсової цього тижня я вивчав принцип роботи та інсталював ROS,Gazebo та ще декількох додатків необхідних для виконання курсової роботи. Також використовував Blender для створення прототипу і для подальшого тестування за допомогою вище згаданих програм. Також розглянуто приклади і теорію з перших трьох розділів книги Learning robotics using pyth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7:19:33.903279878</meta:creation-date>
    <dc:date>2018-03-11T17:23:05.305364498</dc:date>
    <meta:editing-duration>PT3M31S</meta:editing-duration>
    <meta:editing-cycles>1</meta:editing-cycles>
    <meta:document-statistic meta:table-count="0" meta:image-count="0" meta:object-count="0" meta:page-count="1" meta:paragraph-count="1" meta:word-count="51" meta:character-count="367" meta:non-whitespace-character-count="317"/>
    <meta:generator>LibreOffice/5.1.6.2$Linux_X86_64 LibreOffice_project/10m0$Build-2</meta:generator>
  </office:meta>
</office:document-meta>
</file>